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980" calcext:value-type="float">
            <text:p>980</text:p>
          </table:table-cell>
          <table:table-cell table:style-name="ce7" table:formula="of:=COUNTIF([.B7:.B1095];&quot;X&quot;)" office:value-type="float" office:value="839" calcext:value-type="float">
            <text:p>839</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2" calcext:value-type="float">
            <text:p>72</text:p>
          </table:table-cell>
          <table:table-cell table:style-name="ce7" table:formula="of:=COUNTIF([.E7:.E1095];&quot;X&quot;)" office:value-type="float" office:value="1" calcext:value-type="float">
            <text:p>1</text:p>
          </table:table-cell>
          <table:table-cell table:style-name="ce7" table:formula="of:=COUNTIF([.F7:.F1095];&quot;X&quot;)" office:value-type="float" office:value="112" calcext:value-type="float">
            <text:p>112</text:p>
          </table:table-cell>
          <table:table-cell table:style-name="ce25" table:formula="of:=SUM([.B2:.F2])" office:value-type="float" office:value="1043" calcext:value-type="float">
            <text:p>104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3" table:number-rows-repeated="70">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8-18">00/00/0000</text:date>, <text:time style:data-style-name="N2" text:time-value="20:38:44.07098894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8-18T20:38:59.929441521</dc:date>
    <meta:editing-duration>P1DT2H56M44S</meta:editing-duration>
    <meta:editing-cycles>979</meta:editing-cycles>
    <meta:document-statistic meta:table-count="1" meta:cell-count="5906" meta:object-count="0"/>
  </office:meta>
</office:document-meta>
</file>